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44cm" style:rel-column-width="3640*"/>
    </style:style>
    <style:style style:name="Table1.R" style:family="table-column">
      <style:table-column-properties style:column-width="0.949cm" style:rel-column-width="3655*"/>
    </style:style>
    <style:style style:name="Table1.A1" style:family="table-cell">
      <style:table-cell-properties fo:padding="0.097cm" fo:border-left="0.05pt solid #000000" fo:border-right="none" fo:border-top="0.05pt solid #000000" fo:border-bottom="0.05pt solid #000000"/>
    </style:style>
    <style:style style:name="Table1.R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agraph-properties fo:text-align="center"/>
    </style:style>
    <style:style style:name="T1" style:family="text">
      <style:text-properties fo:font-weight="bold" style:font-weight-asian="bold"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uby's YARV engine execution process</text:span></text:p>
      <text:p text:style-name="Standard">simple.rb</text:p>
      <text:p text:style-name="Standard">#/usr/bin/ruby</text:p>
      <text:p text:style-name="Standard">puts “Hello World”</text:p>
      <text:p text:style-name="Standard"/>
      <text:p text:style-name="P1">How will it tokenize ?</text:p>
      <text:p text:style-name="Standard"/>
      <text:p text:style-name="Standard">Ruby reads text characters from code file and converts them into tokens, the words used by Ruby language.</text:p>
      <text:p text:style-name="Standard"/>
      <text:p text:style-name="Standard">After reading simple.rb</text:p>
      <table:table table:name="Table1" table:style-name="Table1">
        <table:table-column table:style-name="Table1.A" table:number-columns-repeated="17"/>
        <table:table-column table:style-name="Table1.R"/>
        <table:table-row>
          <table:table-cell table:style-name="Table1.A1" office:value-type="string">
            <text:p text:style-name="Table_20_Contents">p</text:p>
          </table:table-cell>
          <table:table-cell table:style-name="Table1.A1" office:value-type="string">
            <text:p text:style-name="Table_20_Contents">U</text:p>
          </table:table-cell>
          <table:table-cell table:style-name="Table1.A1" office:value-type="string">
            <text:p text:style-name="Table_20_Contents">T</text:p>
          </table:table-cell>
          <table:table-cell table:style-name="Table1.A1" office:value-type="string">
            <text:p text:style-name="Table_20_Contents">S</text:p>
          </table:table-cell>
          <table:table-cell table:style-name="Table1.A1" office:value-type="string">
            <text:p text:style-name="Table_20_Contents"/>
          </table:table-cell>
          <table:table-cell table:style-name="Table1.A1" office:value-type="string">
            <text:p text:style-name="Table_20_Contents">“</text:p>
          </table:table-cell>
          <table:table-cell table:style-name="Table1.A1" office:value-type="string">
            <text:p text:style-name="Table_20_Contents">H</text:p>
          </table:table-cell>
          <table:table-cell table:style-name="Table1.A1" office:value-type="string">
            <text:p text:style-name="Table_20_Contents">E</text:p>
          </table:table-cell>
          <table:table-cell table:style-name="Table1.A1" office:value-type="string">
            <text:p text:style-name="Table_20_Contents">L</text:p>
          </table:table-cell>
          <table:table-cell table:style-name="Table1.A1" office:value-type="string">
            <text:p text:style-name="Table_20_Contents">L</text:p>
          </table:table-cell>
          <table:table-cell table:style-name="Table1.A1" office:value-type="string">
            <text:p text:style-name="Table_20_Contents">O</text:p>
          </table:table-cell>
          <table:table-cell table:style-name="Table1.A1" office:value-type="string">
            <text:p text:style-name="Table_20_Contents"/>
          </table:table-cell>
          <table:table-cell table:style-name="Table1.A1" office:value-type="string">
            <text:p text:style-name="Table_20_Contents">W</text:p>
          </table:table-cell>
          <table:table-cell table:style-name="Table1.A1" office:value-type="string">
            <text:p text:style-name="Table_20_Contents">O</text:p>
          </table:table-cell>
          <table:table-cell table:style-name="Table1.A1" office:value-type="string">
            <text:p text:style-name="Table_20_Contents">R</text:p>
          </table:table-cell>
          <table:table-cell table:style-name="Table1.A1" office:value-type="string">
            <text:p text:style-name="Table_20_Contents">L</text:p>
          </table:table-cell>
          <table:table-cell table:style-name="Table1.A1" office:value-type="string">
            <text:p text:style-name="Table_20_Contents">D</text:p>
          </table:table-cell>
          <table:table-cell table:style-name="Table1.R1" office:value-type="string">
            <text:p text:style-name="Table_20_Contents">“</text:p>
          </table:table-cell>
        </table:table-row>
      </table:table>
      <text:p text:style-name="Standard"/>
      <text:p text:style-name="Standard">When Ruby sees these characters , it converts them into series of characters or words that it understands by reading each character.</text:p>
      <text:p text:style-name="Standard"/>
      <text:p text:style-name="Standard"><draw:rect text:anchor-type="paragraph" draw:z-index="3" draw:style-name="gr1" draw:text-style-name="P3" svg:width="3.837cm" svg:height="1.244cm" svg:x="8.844cm" svg:y="0.721cm"><text:p text:style-name="P3">tstring_content()</text:p><text:p text:style-name="P3">Hello World</text:p></draw:rect><draw:rect text:anchor-type="paragraph" draw:z-index="2" draw:style-name="gr1" draw:text-style-name="P3" svg:width="3.837cm" svg:height="1.244cm" svg:x="13.077cm" svg:y="0.669cm"><text:p text:style-name="P3">tSTRING_END()</text:p><text:p text:style-name="P3">“</text:p></draw:rect><draw:rect text:anchor-type="paragraph" draw:z-index="1" draw:style-name="gr1" draw:text-style-name="P3" svg:width="3.837cm" svg:height="1.244cm" svg:x="4.399cm" svg:y="0.721cm"><text:p text:style-name="P3">tSTRING_BEG()</text:p><text:p text:style-name="P3">“</text:p></draw:rect><draw:rect text:anchor-type="paragraph" draw:z-index="0" draw:style-name="gr1" draw:text-style-name="P3" svg:width="3.096cm" svg:height="1.244cm" svg:x="0.642cm" svg:y="0.748cm"><text:p text:style-name="P3">tIDENTIFIER</text:p><text:p text:style-name="P3">puts</text:p></draw:rect></text:p>
      <text:p text:style-name="Standard"/>
      <text:p text:style-name="Standard"/>
      <text:p text:style-name="Standard"/>
      <text:p text:style-name="Standard"/>
      <text:p text:style-name="Standard">The actual tokens are</text:p>
      <text:p text:style-name="Standard">[[[1, 0], :on_ident, "puts"], </text:p>
      <text:p text:style-name="Standard"><text:s/>[[1, 4], :on_sp, " "], </text:p>
      <text:p text:style-name="Standard"><text:s/>[[1, 5], :on_tstring_beg, "\""], </text:p>
      <text:p text:style-name="Standard"><text:s/>[[1, 6], :on_tstring_content, "Hello World"], </text:p>
      <text:p text:style-name="Standard"><text:s/>[[1, 17], :on_tstring_end, "\""], </text:p>
      <text:p text:style-name="Standard"><text:s/>[[1, 18], :on_nl, "\n"]] </text:p>
      <text:p text:style-name="Standard"/>
      <text:p text:style-name="Standard">1 represents row and next digit represents column number followed by symbol.</text:p>
      <text:p text:style-name="Standard"/>
      <text:p text:style-name="P1">Parsing and AST(Abstract ) nodes</text:p>
      <text:p text:style-name="Standard">Parsing where words or tokens are grouped or phrases that make sense to ruby. When parsing Ruby takes into account the order of oprations, methods, blocks and other larger code structure. Ruby uses parser to process tokens.</text:p>
      <text:p text:style-name="Standard"/>
      <text:p text:style-name="Standard">Ruby uses an LALR parser generator called Bison. </text:p>
      <text:p text:style-name="Standard">parse.y file <text:s/>define actual syntax grammar we use while writing our Ruby code. It’s really the heart and soul of Ruby and where the language itself is actually defined.</text:p>
      <text:p text:style-name="Standard"/>
      <text:p text:style-name="Standard">Ruby doesn’t use Bison to actually process tokens; instead, it runs Bison ahead of time, during the build process, to create the actual parser code. </text:p>
      <text:p text:style-name="Standard"/>
      <text:p text:style-name="Standard"><text:span text:style-name="T1">LALR</text:span>(Look Ahead Left Reversed Rightmost Deviation) parse algorithm</text:p>
      <text:p text:style-name="Standard"><text:tab/>The parser code processes the token stream from left to right, trying to match their order and the pattern in which they appear against one or more of the grammar rules from parse.y. The parser code also “looks ahead” when necessary to decide which grammar rule to match. </text:p>
      <text:p text:style-name="Standard"/>
      <text:p text:style-name="Standard"><text:span text:style-name="T1">Look Ahead</text:span> : In order to find the correct matching rule, the parser looks ahead at the next token. </text:p>
      <text:p text:style-name="Standard"/>
      <text:p text:style-name="Standard"><text:span text:style-name="T1">L (Left) </text:span>: <text:s/>the parser moves from left to right while processing the token stream. </text:p>
      <text:p text:style-name="Standard"/>
      <text:p text:style-name="Standard"><text:soft-page-break/><text:span text:style-name="T1">R(Reversed Rightmost Deviation) </text:span>: Means the parser takes a bottom-up strategy, using a shift/reduce technique, to find matching grammar <text:s/>rules. </text:p>
      <text:p text:style-name="Standard"/>
      <text:p text:style-name="Standard">The parser replaces the pair of tokens with single matching rule , this operation is called <text:span text:style-name="T1">reduce</text:span>.</text:p>
      <text:p text:style-name="Standard"/>
      <text:p text:style-name="Standard">The parser maintains a state table of possible outcomes depending on what the next token is and which grammar rule was just parsed. </text:p>
      <text:p text:style-name="Standard"/>
      <text:p text:style-name="Standard">The parsed code of simple.rb looks like </text:p>
      <text:p text:style-name="P1">[:program, </text:p>
      <text:p text:style-name="P1"><text:s/>[[:command, </text:p>
      <text:p text:style-name="P1"><text:s text:c="3"/>[:@ident, "puts", [1, 0]], </text:p>
      <text:p text:style-name="P1"><text:s text:c="3"/>[:args_add_block, </text:p>
      <text:p text:style-name="P1"><text:s text:c="4"/>[[:string_literal, </text:p>
      <text:p text:style-name="P1"><text:s text:c="6"/>[:string_content, [:@tstring_content, "Hello World", [1, 6]]]]], </text:p>
      <text:p text:style-name="P1"><text:s text:c="4"/>false]]]] </text:p>
      <text:p text:style-name="Standard"/>
      <text:p text:style-name="Standard">To get a sense of just how complex the state table is for Ruby, you can try using Ruby’s -y option, which displays internal debug information every time the parser jumps from one state to another. </text:p>
      <text:p text:style-name="Standard"/>
      <text:p text:style-name="Standard">$&gt; ruby -y simple.rb</text:p>
      <text:p text:style-name="Standard"/>
      <text:p text:style-name="Standard">Ruby parses your code, matching one grammar rule after another, it converts the tokens in your code file into a complex internal data structure called an abstract syntax tree (AST). </text:p>
      <text:p text:style-name="Standard"/>
      <text:p text:style-name="Standard"><draw:custom-shape text:anchor-type="paragraph" draw:z-index="10" draw:style-name="gr2" svg:width="0.609cm" svg:height="1.271cm" svg:x="8.844cm" svg:y="1.94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2" svg:width="0.609cm" svg:height="1.271cm" svg:x="9.77cm" svg:y="4.48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2" svg:width="0.609cm" svg:height="1.271cm" svg:x="6.066cm" svg:y="1.9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7" draw:style-name="gr1" draw:text-style-name="P3" svg:width="2.488cm" svg:height="1.271cm" svg:x="8.844cm" svg:y="3.214cm"><text:p text:style-name="P3">args add </text:p><text:p text:style-name="P3">block</text:p></draw:rect><draw:rect text:anchor-type="paragraph" draw:z-index="5" draw:style-name="gr1" draw:text-style-name="P3" svg:width="3.573cm" svg:height="1.271cm" svg:x="6.066cm" svg:y="0.674cm"><text:p text:style-name="P3">command</text:p></draw:rect><draw:rect text:anchor-type="paragraph" draw:z-index="4" draw:style-name="gr1" draw:text-style-name="P3" svg:width="2.488cm" svg:height="1.271cm" svg:x="4.187cm" svg:y="3.214cm"><text:p text:style-name="P3">Identifier</text:p><text:p text:style-name="P3">puts</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22" draw:style-name="gr1" draw:text-style-name="P3" svg:width="3.043cm" svg:height="1.271cm" svg:x="8.527cm" svg:y="0.415cm"><text:p text:style-name="P3">Sting Literal</text:p></draw:rect></text:p>
      <text:p text:style-name="Standard"/>
      <text:p text:style-name="Standard"/>
      <text:p text:style-name="Standard"><draw:custom-shape text:anchor-type="paragraph" draw:z-index="23" draw:style-name="gr2" svg:width="0.609cm" svg:height="1.043cm" svg:x="9.77cm" svg:y="0.2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rect text:anchor-type="paragraph" draw:z-index="6" draw:style-name="gr1" draw:text-style-name="P3" svg:width="3.043cm" svg:height="1.271cm" svg:x="8.632cm" svg:y="0.293cm"><text:p text:style-name="P3">String_content</text:p><text:p text:style-name="P3">Hello World</text:p></draw:rect></text:p>
      <text:p text:style-name="Standard"/>
      <text:p text:style-name="Standard"/>
      <text:p text:style-name="Standard"/>
      <text:p text:style-name="Standard"/>
      <text:p text:style-name="Standard">FIG: Graphical representation of AST for simple.rb</text:p>
      <text:p text:style-name="Standard"/>
      <text:p text:style-name="Standard"/>
      <text:p text:style-name="Standard"/>
      <text:p text:style-name="Standard"/>
      <text:p text:style-name="Standard"><text:soft-page-break/></text:p>
      <text:p text:style-name="Standard">We can see the actual AST tree generated by ruby</text:p>
      <text:p text:style-name="Standard">$&gt; ruby –dump parsetree simple.rb</text:p>
      <text:p text:style-name="Standard"/>
      <text:p text:style-name="Standard">#@ NODE_SCOPE (line: 6) </text:p>
      <text:p text:style-name="Standard"># +- nd_tbl: (empty) </text:p>
      <text:p text:style-name="Standard"># +- nd_args: </text:p>
      <text:p text:style-name="Standard"># | <text:s text:c="2"/>(null node) </text:p>
      <text:p text:style-name="Standard"># +- nd_body: </text:p>
      <text:p text:style-name="Standard"># <text:s text:c="4"/>@ NODE_FCALL (line: 2) </text:p>
      <text:p text:style-name="Standard"># <text:s text:c="4"/>+- nd_mid: :puts </text:p>
      <text:p text:style-name="Standard"># <text:s text:c="4"/>+- nd_args: </text:p>
      <text:p text:style-name="Standard"># <text:s text:c="8"/>@ NODE_ARRAY (line: 2) </text:p>
      <text:p text:style-name="Standard"># <text:s text:c="8"/>+- nd_alen: 1 </text:p>
      <text:p text:style-name="Standard"># <text:s text:c="8"/>+- nd_head: </text:p>
      <text:p text:style-name="Standard"># <text:s text:c="8"/>| <text:s text:c="2"/>@ NODE_STR (line: 2) </text:p>
      <text:p text:style-name="Standard"># <text:s text:c="8"/>| <text:s text:c="2"/>+- nd_lit: "Hello World" </text:p>
      <text:p text:style-name="Standard"># <text:s text:c="8"/>+- nd_next: </text:p>
      <text:p text:style-name="Standard"># <text:s text:c="12"/>(null node) </text:p>
      <text:p text:style-name="Standard"/>
      <text:p text:style-name="Standard"/>
      <text:p text:style-name="Standard"/>
      <text:p text:style-name="Standard"/>
      <text:p text:style-name="Standard"/>
      <text:p text:style-name="P1">How ruby compile parsed code ?</text:p>
      <text:p text:style-name="P2">The word compile means to translate your code from one programming language to another. Our programming language is easy for us to understand, while usually the target language is easy for the computer to understand. </text:p>
      <text:p text:style-name="P2"/>
      <text:p text:style-name="P2">Ruby’s compiler translates <text:s/>Ruby code into another language that Ruby’s virtual machine understands. Ruby doesn’t expose the compiler to you as a separate tool. Instead, it automatically compiles your Ruby code into bytecode instructions internally. </text:p>
      <text:p text:style-name="P2"/>
      <text:p text:style-name="P2"><text:tab/>With Ruby 1.9, Koichi Sasada and the Ruby core team introduced Yet Another Ruby Virtual Machine (YARV), which actually executes your Ruby code. YARV, first compile <text:s/>code into </text:p>
      <text:p text:style-name="P2">bytecode, a series of low-level instructions that the virtual machine understands.</text:p>
      <text:p text:style-name="P2"/>
      <text:p text:style-name="P2"><text:tab/> YARV: It’s a stack-oriented virtual machine. That means when YARV executes your code, it maintains a stack of values—mainly arguments and return values for the YARV instructions. </text:p>
      <text:p text:style-name="P2"/>
      <text:p text:style-name="P2"><text:tab/>YARV keeps track of your Ruby program’s call stack, recording which methods call which other methods, functions, blocks, lambdas, and so on. In fact, YARV is not just a stack machine—it’s a double-stack machine! It has to track the arguments and return values not only for its own internal instructions but also for your Ruby program. </text:p>
      <text:p text:style-name="P2"/>
      <text:p text:style-name="P2"/>
      <text:p text:style-name="P2"/>
      <text:p text:style-name="P2"/>
      <text:p text:style-name="P2"/>
      <text:p text:style-name="P2"/>
      <text:p text:style-name="P2"/>
      <text:p text:style-name="P2"/>
      <text:p text:style-name="P2"><draw:custom-shape text:anchor-type="paragraph" draw:z-index="21" draw:style-name="gr2" svg:width="0.636cm" svg:height="0.641cm" svg:x="6.992cm" svg:y="9.96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2" svg:width="0.636cm" svg:height="1.191cm" svg:x="7.098cm" svg:y="7.504cm"><text:p/><draw:enhanced-geometry svg:viewBox="0 0 21600 21600" draw:text-areas="?f0 0 ?f2 ?f5" draw:type="down-arrow" draw:modifiers="16415.23472099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2" svg:width="0.636cm" svg:height="0.583cm" svg:x="7.019cm" svg:y="3.74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2" svg:width="0.636cm" svg:height="0.503cm" svg:x="7.071cm" svg:y="5.5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2" svg:width="0.636cm" svg:height="0.641cm" svg:x="7.098cm" svg:y="1.8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6" draw:style-name="gr1" draw:text-style-name="P3" svg:width="2.779cm" svg:height="1.271cm" svg:x="5.934cm" svg:y="10.631cm"><text:p text:style-name="P3">Machine</text:p><text:p text:style-name="P3"><text:s/>Language</text:p></draw:rect><draw:rect text:anchor-type="paragraph" draw:z-index="15" draw:style-name="gr1" draw:text-style-name="P3" svg:width="2.779cm" svg:height="1.271cm" svg:x="5.987cm" svg:y="8.694cm"><text:p text:style-name="P3">c</text:p></draw:rect><draw:rect text:anchor-type="paragraph" draw:z-index="14" draw:style-name="gr1" draw:text-style-name="P3" svg:width="2.779cm" svg:height="1.271cm" svg:x="5.965cm" svg:y="6.101cm"><text:p text:style-name="P3">YARV </text:p><text:p text:style-name="P3">Instruction</text:p></draw:rect><draw:rect text:anchor-type="paragraph" draw:z-index="13" draw:style-name="gr1" draw:text-style-name="P3" svg:width="2.779cm" svg:height="1.271cm" svg:x="5.96cm" svg:y="4.329cm"><text:p text:style-name="P3">AST Tree</text:p></draw:rect><draw:rect text:anchor-type="paragraph" draw:z-index="12" draw:style-name="gr1" draw:text-style-name="P3" svg:width="2.779cm" svg:height="1.271cm" svg:x="5.96cm" svg:y="2.477cm"><text:p text:style-name="P3">Tokens</text:p></draw:rect><draw:rect text:anchor-type="paragraph" draw:z-index="11" draw:style-name="gr1" draw:text-style-name="P3" svg:width="2.779cm" svg:height="1.271cm" svg:x="5.987cm" svg:y="0.566cm"><text:p text:style-name="P3">Ruby Code</text:p></draw:rect><text:soft-page-break/></text:p>
      <text:p text:style-name="P2"/>
      <text:p text:style-name="P2"/>
      <text:p text:style-name="P2"/>
      <text:p text:style-name="P2">CODE WE</text:p>
      <text:p text:style-name="P2">WRITE</text:p>
      <text:p text:style-name="P2"/>
      <text:p text:style-name="P2"/>
      <text:p text:style-name="P2"/>
      <text:p text:style-name="P2"/>
      <text:p text:style-name="P2"/>
      <text:p text:style-name="P2"/>
      <text:p text:style-name="P2"/>
      <text:p text:style-name="P2"/>
      <text:p text:style-name="P2"/>
      <text:p text:style-name="P2"/>
      <text:p text:style-name="P2"><text:s text:c="72"/>interpret</text:p>
      <text:p text:style-name="P2"/>
      <text:p text:style-name="P2"/>
      <text:p text:style-name="P2">CODE THE RUBY CORE</text:p>
      <text:p text:style-name="P2">TEAM WRITES.</text:p>
      <text:p text:style-name="P2"/>
      <text:p text:style-name="P2"/>
      <text:p text:style-name="P2"/>
      <text:p text:style-name="P2"/>
      <text:p text:style-name="P2"/>
      <text:p text:style-name="P2">The compiled code of simple.rb</text:p>
      <text:p text:style-name="P1">0000 trace <text:s text:c="11"/>1 <text:s text:c="46"/>( <text:s text:c="2"/>1) </text:p>
      <text:p text:style-name="P1">0002 putself <text:s text:c="9"/></text:p>
      <text:p text:style-name="P1">0003 putstring <text:s text:c="7"/>"Hello World" </text:p>
      <text:p text:style-name="P1">0005 opt_send_simple <text:s/>&lt;callinfo!mid:puts, argc:1, FCALL|ARGS_SKIP&gt; </text:p>
      <text:p text:style-name="P1">0007 leave <text:s/></text:p>
      <text:p text:style-name="P1"/>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s </meta:initial-creator>
    <meta:creation-date>2014-12-14T12:29:50</meta:creation-date>
    <meta:generator>LibreOffice/3.5$Linux_X86_64 LibreOffice_project/350m1$Build-2</meta:generator>
    <dc:date>2014-12-29T09:27:00</dc:date>
    <dc:creator>deeps </dc:creator>
    <meta:editing-duration>PT3H48M47S</meta:editing-duration>
    <meta:editing-cycles>31</meta:editing-cycles>
    <meta:document-statistic meta:table-count="1" meta:image-count="0" meta:object-count="0" meta:page-count="4" meta:paragraph-count="91" meta:word-count="775" meta:character-count="4939" meta:non-whitespace-character-count="3944"/>
  </office:meta>
</office:document-meta>
</file>